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 manifest:full-path="Pictures/20000007000041860000143F6721E68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Lucida Grande" svg:font-family="'Lucida Grande', Arial, 'Helvetica Neue', sans-serif"/>
    <style:font-face style:name="Mangal1" svg:font-family="Mangal"/>
    <style:font-face style:name="OpenSymbol" svg:font-family="OpenSymbol"/>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style style:name="P10" style:family="paragraph" style:parent-style-name="Standard">
      <style:text-properties fo:color="#000000" style:font-name="Arial1" fo:font-size="10pt" style:font-name-asian="Arial1" style:font-size-asian="10pt" style:font-name-complex="Arial1" style:font-size-complex="10pt"/>
    </style:style>
    <style:style style:name="P11" style:family="paragraph" style:parent-style-name="Standard">
      <style:paragraph-properties style:text-autospace="none"/>
    </style:style>
    <style:style style:name="P12" style:family="paragraph" style:parent-style-name="Standard" style:list-style-name="L4">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5">
      <style:paragraph-properties>
        <style:tab-stops/>
      </style:paragraph-properties>
    </style:style>
    <style:style style:name="P15"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6">
      <style:paragraph-properties>
        <style:tab-stops/>
      </style:paragraph-properties>
    </style:style>
    <style:style style:name="P1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30"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3" style:family="paragraph" style:parent-style-name="Standard" style:list-style-name="L1">
      <style:paragraph-properties>
        <style:tab-stops/>
      </style:paragraph-properties>
    </style:style>
    <style:style style:name="P34" style:family="paragraph" style:parent-style-name="Standard" style:list-style-name="L2">
      <style:paragraph-properties>
        <style:tab-stops/>
      </style:paragraph-properties>
    </style:style>
    <style:style style:name="P35" style:family="paragraph" style:parent-style-name="Standard" style:list-style-name="L4">
      <style:paragraph-properties>
        <style:tab-stops/>
      </style:paragraph-properties>
    </style:style>
    <style:style style:name="P36" style:family="paragraph" style:parent-style-name="Standard" style:list-style-name="L5">
      <style:paragraph-properties>
        <style:tab-stops/>
      </style:paragraph-properties>
    </style:style>
    <style:style style:name="P37" style:family="paragraph" style:parent-style-name="Standard" style:list-style-name="L6">
      <style:paragraph-properties>
        <style:tab-stops/>
      </style:paragraph-properties>
    </style:style>
    <style:style style:name="P38" style:family="paragraph" style:parent-style-name="Standard" style:list-style-name="L3"/>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text-properties fo:color="#000000" style:font-name="Arial1" fo:font-size="10pt" style:font-name-asian="Arial1" style:font-size-asian="10pt" style:font-name-complex="Arial1" style:font-size-complex="10pt"/>
    </style:style>
    <style:style style:name="P43" style:family="paragraph" style:parent-style-name="Standard">
      <style:paragraph-properties style:text-autospace="none"/>
    </style:style>
    <style:style style:name="P44" style:family="paragraph" style:parent-style-name="Standard" style:list-style-name="WWNum3">
      <style:paragraph-properties fo:margin-left="0.053cm" fo:margin-right="0cm" fo:text-indent="0cm" style:auto-text-indent="false">
        <style:tab-stops/>
      </style:paragraph-properties>
    </style:style>
    <style:style style:name="P45" style:family="paragraph" style:parent-style-name="Standard" style:list-style-name="WWNum3">
      <style:paragraph-properties fo:margin-left="1.244cm" fo:margin-right="0cm" fo:text-indent="-1.191cm" style:auto-text-indent="false">
        <style:tab-stops/>
      </style:paragraph-properties>
    </style:style>
    <style:style style:name="P46" style:family="paragraph" style:parent-style-name="Standard" style:list-style-name="WWNum3">
      <style:paragraph-properties fo:margin-left="2.501cm" fo:margin-right="0cm" fo:text-indent="-1.191cm" style:auto-text-indent="false">
        <style:tab-stops/>
      </style:paragraph-properties>
    </style:style>
    <style:style style:name="P47" style:family="paragraph" style:parent-style-name="Standard" style:list-style-name="WWNum3">
      <style:paragraph-properties fo:margin-left="1.251cm" fo:margin-right="0cm" fo:text-indent="0cm" style:auto-text-indent="false">
        <style:tab-stops/>
      </style:paragraph-properties>
    </style:style>
    <style:style style:name="P48" style:family="paragraph" style:parent-style-name="Standard" style:list-style-name="L7">
      <style:paragraph-properties fo:margin-left="0cm" fo:margin-right="0cm" fo:text-indent="-0.635cm" style:auto-text-indent="false"/>
    </style:style>
    <style:style style:name="P49" style:family="paragraph" style:parent-style-name="Heading_20_3">
      <style:text-properties fo:font-style="italic" style:font-style-asian="italic" style:font-style-complex="italic"/>
    </style:style>
    <style:style style:name="P50"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1"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4" style:family="paragraph" style:parent-style-name="Text_20_body">
      <style:paragraph-properties fo:text-align="justify" style:justify-single-word="false" fo:orphans="2" fo:widows="2" style:writing-mode="lr-tb"/>
    </style:style>
    <style:style style:name="P55" style:family="paragraph" style:parent-style-name="Referencia" style:list-style-name="L7"/>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alibri1"/>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alibri1"/>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fo:font-weight="normal" style:font-weight-asian="normal" style:font-weight-complex="normal"/>
    </style:style>
    <style:style style:name="T13" style:family="text">
      <style:text-properties fo:font-variant="normal" fo:text-transform="none" fo:color="#333333" style:font-name="Lucida Grande" fo:font-size="10.5pt" fo:letter-spacing="normal" fo:font-style="normal" fo:font-weight="normal"/>
    </style:style>
    <style:style style:name="T14" style:family="text">
      <style:text-properties fo:font-variant="normal" fo:text-transform="none" fo:color="#333333" style:font-name="Lucida Grande" fo:font-size="10.5pt" fo:letter-spacing="normal" fo:font-style="normal" fo:font-weight="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91726144" text:id="ct91726144">
          <text:insertion>
            <office:change-info>
              <dc:creator>Alba Neila</dc:creator>
              <dc:date>2013-11-19T22:52:00</dc:date>
            </office:change-info>
          </text:insertion>
        </text:changed-region>
        <text:changed-region xml:id="ct91726248" text:id="ct91726248">
          <text:insertion>
            <office:change-info>
              <dc:creator>Alba Neila</dc:creator>
              <dc:date>2013-11-19T22:53:00</dc:date>
            </office:change-info>
          </text:insertion>
        </text:changed-region>
        <text:changed-region xml:id="ct91726352" text:id="ct91726352">
          <text:insertion>
            <office:change-info>
              <dc:creator>Alba Neila</dc:creator>
              <dc:date>2013-11-19T22:53:00</dc:date>
            </office:change-info>
          </text:insertion>
        </text:changed-region>
        <text:changed-region xml:id="ct91726456" text:id="ct91726456">
          <text:insertion>
            <office:change-info>
              <dc:creator>Alba Neila</dc:creator>
              <dc:date>2013-11-19T22:54:00</dc:date>
            </office:change-info>
          </text:insertion>
        </text:changed-region>
        <text:changed-region xml:id="ct91726560" text:id="ct91726560">
          <text:insertion>
            <office:change-info>
              <dc:creator>Alba Neila</dc:creator>
              <dc:date>2013-11-19T22:55:00</dc:date>
            </office:change-info>
          </text:insertion>
        </text:changed-region>
        <text:changed-region xml:id="ct91726664" text:id="ct91726664">
          <text:insertion>
            <office:change-info>
              <dc:creator>Alba Neila</dc:creator>
              <dc:date>2013-11-19T23:13:00</dc:date>
            </office:change-info>
          </text:insertion>
        </text:changed-region>
        <text:changed-region xml:id="ct205035224" text:id="ct205035224">
          <text:insertion>
            <office:change-info>
              <dc:creator>Alba Neila</dc:creator>
              <dc:date>2013-11-19T23:37:00</dc:date>
            </office:change-info>
          </text:insertion>
        </text:changed-region>
        <text:changed-region xml:id="ct91723440" text:id="ct91723440">
          <text:insertion>
            <office:change-info>
              <dc:creator>Alba Neila</dc:creator>
              <dc:date>2013-11-14T14:28:00</dc:date>
            </office:change-info>
          </text:insertion>
        </text:changed-region>
        <text:changed-region xml:id="ct91723856" text:id="ct91723856">
          <text:insertion>
            <office:change-info>
              <dc:creator>Alba Neila</dc:creator>
              <dc:date>2013-11-14T16:30:00</dc:date>
            </office:change-info>
          </text:insertion>
        </text:changed-region>
        <text:changed-region xml:id="ct91723960" text:id="ct91723960">
          <text:insertion>
            <office:change-info>
              <dc:creator>Alba Neila</dc:creator>
              <dc:date>2013-11-14T16:31:00</dc:date>
            </office:change-info>
          </text:insertion>
        </text:changed-region>
        <text:changed-region xml:id="ct91723544" text:id="ct91723544">
          <text:insertion>
            <office:change-info>
              <dc:creator>Alba Neila</dc:creator>
              <dc:date>2013-11-14T16:31:00</dc:date>
            </office:change-info>
          </text:insertion>
        </text:changed-region>
        <text:changed-region xml:id="ct91724064" text:id="ct91724064">
          <text:insertion>
            <office:change-info>
              <dc:creator>Alba Neila</dc:creator>
              <dc:date>2013-11-14T14:28:00</dc:date>
            </office:change-info>
          </text:insertion>
        </text:changed-region>
        <text:changed-region xml:id="ct91724168" text:id="ct91724168">
          <text:insertion>
            <office:change-info>
              <dc:creator>Alba Neila</dc:creator>
              <dc:date>2013-11-15T18:55:00</dc:date>
            </office:change-info>
          </text:insertion>
        </text:changed-region>
        <text:changed-region xml:id="ct91724272" text:id="ct91724272">
          <text:insertion>
            <office:change-info>
              <dc:creator>Alba Neila</dc:creator>
              <dc:date>2013-11-15T19:01:00</dc:date>
            </office:change-info>
          </text:insertion>
        </text:changed-region>
        <text:changed-region xml:id="ct91724376" text:id="ct91724376">
          <text:insertion>
            <office:change-info>
              <dc:creator>Alba Neila</dc:creator>
              <dc:date>2013-11-14T14:28:00</dc:date>
            </office:change-info>
          </text:insertion>
        </text:changed-region>
        <text:changed-region xml:id="ct91724480" text:id="ct91724480">
          <text:insertion>
            <office:change-info>
              <dc:creator>Alba Neila</dc:creator>
              <dc:date>2013-11-18T11:46:00</dc:date>
            </office:change-info>
          </text:insertion>
        </text:changed-region>
        <text:changed-region xml:id="ct91724584" text:id="ct91724584">
          <text:insertion>
            <office:change-info>
              <dc:creator>Alba Neila</dc:creator>
              <dc:date>2013-11-14T14:28:00</dc:date>
            </office:change-info>
          </text:insertion>
        </text:changed-region>
        <text:changed-region xml:id="ct91724688" text:id="ct91724688">
          <text:insertion>
            <office:change-info>
              <dc:creator>Alba Neila</dc:creator>
              <dc:date>2013-11-15T19:09:00</dc:date>
            </office:change-info>
          </text:insertion>
        </text:changed-region>
        <text:changed-region xml:id="ct91724792" text:id="ct91724792">
          <text:insertion>
            <office:change-info>
              <dc:creator>Alba Neila</dc:creator>
              <dc:date>2013-11-15T19:11:00</dc:date>
            </office:change-info>
          </text:insertion>
        </text:changed-region>
        <text:changed-region xml:id="ct91724896" text:id="ct91724896">
          <text:insertion>
            <office:change-info>
              <dc:creator>Alba Neila</dc:creator>
              <dc:date>2013-11-19T20:45:00</dc:date>
            </office:change-info>
          </text:insertion>
        </text:changed-region>
        <text:changed-region xml:id="ct91725000" text:id="ct91725000">
          <text:insertion>
            <office:change-info>
              <dc:creator>Alba Neila</dc:creator>
              <dc:date>2013-11-19T20:58:00</dc:date>
            </office:change-info>
          </text:insertion>
        </text:changed-region>
        <text:changed-region xml:id="ct91725104" text:id="ct91725104">
          <text:insertion>
            <office:change-info>
              <dc:creator>Alba Neila</dc:creator>
              <dc:date>2013-11-19T20:46:00</dc:date>
            </office:change-info>
          </text:insertion>
        </text:changed-region>
        <text:changed-region xml:id="ct91725208" text:id="ct91725208">
          <text:insertion>
            <office:change-info>
              <dc:creator>Alba Neila</dc:creator>
              <dc:date>2013-11-19T20:47:00</dc:date>
            </office:change-info>
          </text:insertion>
        </text:changed-region>
        <text:changed-region xml:id="ct91725312" text:id="ct91725312">
          <text:insertion>
            <office:change-info>
              <dc:creator>Alba Neila</dc:creator>
              <dc:date>2013-11-19T20:59:00</dc:date>
            </office:change-info>
          </text:insertion>
        </text:changed-region>
        <text:changed-region xml:id="ct91725416" text:id="ct91725416">
          <text:insertion>
            <office:change-info>
              <dc:creator>Alba Neila</dc:creator>
              <dc:date>2013-11-19T21:04:00</dc:date>
            </office:change-info>
          </text:insertion>
        </text:changed-region>
        <text:changed-region xml:id="ct91725520" text:id="ct91725520">
          <text:insertion>
            <office:change-info>
              <dc:creator>Alba Neila</dc:creator>
              <dc:date>2013-11-19T21:05:00</dc:date>
            </office:change-info>
          </text:insertion>
        </text:changed-region>
        <text:changed-region xml:id="ct91725624" text:id="ct91725624">
          <text:insertion>
            <office:change-info>
              <dc:creator>Alba Neila</dc:creator>
              <dc:date>2013-11-14T14:28:00</dc:date>
            </office:change-info>
          </text:insertion>
        </text:changed-region>
        <text:changed-region xml:id="ct91725728" text:id="ct91725728">
          <text:insertion>
            <office:change-info>
              <dc:creator>Alba Neila</dc:creator>
              <dc:date>2013-11-19T22:47:00</dc:date>
            </office:change-info>
          </text:insertion>
        </text:changed-region>
        <text:changed-region xml:id="ct91725832" text:id="ct91725832">
          <text:insertion>
            <office:change-info>
              <dc:creator>Alba Neila</dc:creator>
              <dc:date>2013-11-19T22:48:00</dc:date>
            </office:change-info>
          </text:insertion>
        </text:changed-region>
        <text:changed-region xml:id="ct91726040" text:id="ct91726040">
          <text:insertion>
            <office:change-info>
              <dc:creator>Alba Neila</dc:creator>
              <dc:date>2013-11-19T22:49:00</dc:date>
            </office:change-info>
          </text:insertion>
        </text:changed-region>
        <text:changed-region xml:id="ct91726768" text:id="ct91726768">
          <text:insertion>
            <office:change-info>
              <dc:creator>Alba Neila</dc:creator>
              <dc:date>2013-11-14T14:28:00</dc:date>
            </office:change-info>
          </text:insertion>
        </text:changed-region>
        <text:changed-region xml:id="ct91465704" text:id="ct91465704">
          <text:deletion>
            <office:change-info>
              <dc:creator>Alba Neila</dc:creator>
              <dc:date>2013-11-14T14:29:00</dc:date>
            </office:change-info>
            <text:h text:style-name="Heading_20_1" text:outline-level="1"><text:span text:style-name="T1">RF 1</text:span>: Se desarrollará una aplicación web que permita la realización de ejercicios de transcripción paleográfica.</text:h>
            <text:list xml:id="list7070205173076962636"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43528544"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3731739542196939107"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43526105" text:continue-list="list43528544"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3528853"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4">git-smc</text:span>]RNF 5: Tecnologías: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3519074" text:continue-list="list3731739542196939107"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43549620" text:continue-list="list43528853"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1888704283630582201" text:style-name="L2">
              <text:list-item>
                <text:p text:style-name="P8">Código.</text:p>
              </text:list-item>
              <text:list-item>
                <text:p text:style-name="P8">Nombre.preparado</text:p>
              </text:list-item>
            </text:list>
            <text:list xml:id="list2768815120735900204" text:style-name="L3">
              <text:list-item>
                <text:p text:style-name="P9">Descripción. desde que se obtuvo el repositorioa</text:p>
              </text:list-item>
            </text:list>
            <text:p text:style-name="P10"><text:s/></text:p>
            <text:p text:style-name="P11">l</text:p>
            <text:p text:style-name="P11"/>
            <text:list xml:id="list43546499" text:continue-list="list1888704283630582201" text:style-name="L2">
              <text:list-item>
                <text:p text:style-name="P8">Profesor responsable. cada una de las versiones de una</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7775040192438202823" text:style-name="L4">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5">RI 4</text:span>: Para cada <text:span text:style-name="T3">colección</text:span> de documentos, se almacenará la siguiente información:</text:p>
            <text:list xml:id="list4427067347694684975" text:style-name="L5">
              <text:list-item>
                <text:p text:style-name="P14">Código.</text:p>
              </text:list-item>
              <text:list-item>
                <text:p text:style-name="P14">Nombre.</text:p>
              </text:list-item>
              <text:list-item>
                <text:p text:style-name="P14">Descripción.</text:p>
              </text:list-item>
              <text:list-item>
                <text:p text:style-name="P14">Orden de los documentos.</text:p>
              </text:list-item>
            </text:list>
            <text:p text:style-name="P13"><text:span text:style-name="T5">RI 5</text:span>: Para cada <text:span text:style-name="T3">ejercicio</text:span>, se almacenará la siguiente información:</text:p>
            <text:list xml:id="list2250288515589503907" text:style-name="L6">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43521789" text:continue-list="list43549620" text:style-name="WWNum3">
              <text:list-header>
                <text:p text:style-name="P1"><text:span text:style-name="T5">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91726976" text:id="ct91726976">
          <text:deletion>
            <office:change-info>
              <dc:creator>Alba Neila</dc:creator>
              <dc:date>2013-11-14T10:46:00</dc:date>
            </office:change-info>
            <text:p text:style-name="Standard"/>
            <text:h text:style-name="Heading_20_1" text:outline-level="1"/>
          </text:deletion>
        </text:changed-region>
        <text:changed-region xml:id="ct91726872" text:id="ct91726872">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91465808" text:id="ct9146580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change-start text:change-id="ct91723440"/>UNIVERSIDAD DE BURGOS</text:p>
      <text:p text:style-name="P31">ESCUELA POLITÉCNICA SUPERIOR</text:p>
      <text:p text:style-name="P32"/>
      <text:p text:style-name="P30">MÁSTER UNIVERSITARIO EN INGENIERÍA INFORMÁTICA</text:p>
      <text:p text:style-name="P29"/>
      <text:p text:style-name="P28"><draw:frame draw:style-name="fr2" draw:name="gráficos1" text:anchor-type="paragraph" svg:width="5.56cm" svg:height="7.999cm" draw:z-index="0"><draw:image xlink:href="Pictures/2000000B0000232E0000380CB876C5BE.svm" xlink:type="simple" xlink:show="embed" xlink:actuate="onLoad"/></draw:frame></text:p>
      <text:p text:style-name="P26">TRABAJO FIN DE MÁSTER</text:p>
      <text:p text:style-name="P27">Aplicación web para la realización de ejercicios paleográficos</text:p>
      <text:p text:style-name="P23"/>
      <text:p text:style-name="P23"/>
      <text:p text:style-name="P26">MEMORIA</text:p>
      <text:p text:style-name="P5"/>
      <text:p text:style-name="P5"/>
      <text:p text:style-name="P23"><text:change-end text:change-id="ct91723440"/></text:p>
      <text:section text:style-name="Sect1" text:name="Sección1">
        <text:p text:style-name="P4"><text:change-start text:change-id="ct91723856"/>Tutor</text:p>
        <text:p text:style-name="P5">Álvaro Herrero Cosio</text:p>
        <text:p text:style-name="P4">Autora</text:p>
        <text:p text:style-name="P5">Alba Neila Neila</text:p>
        <text:p text:style-name="P4"><text:change-end text:change-id="ct91723856"/><text:change-start text:change-id="ct91723960"/>Colaboración</text:p>
        <text:p text:style-name="P5">Sonia Serna<text:change-end text:change-id="ct91723960"/></text:p>
      </text:section>
      <text:p text:style-name="P30"><text:change-start text:change-id="ct91723544"/></text:p>
      <text:p text:style-name="P30"/>
      <text:p text:style-name="P25">Burgos, Febrero 2014<text:change-end text:change-id="ct91723544"/><text:change-start text:change-id="ct91724064"/></text:p>
      <text:h text:style-name="Heading_20_1" text:outline-level="1"><text:soft-page-break/>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 text:restart-numbering="true" text:start-value="-1">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4322498397366700736" text:style-name="L7">
        <text:list-item>
          <text:p text:style-name="P39"><text:span text:style-name="T1">Locales</text:span>: el método más básico. Consiste en copiar las distintas versiones en directorios diferentes, guardando por ejemplo, la fecha, hora y una descripción de los cambios realizados en una base de datos. </text:p>
          <text:p text:style-name="P39">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39"><text:span text:style-name="T1">Centralizados</text:span>: estos sistemas cuentan con un servidor central que contiene todos los archivos versionados. Los clientes se descargan los archivos, realizan cambios y los vuelven a enviar al servidor. <text:change-end text:change-id="ct91724064"/><text:change-start text:change-id="ct91724168"/><text:s/>Si este falla o se corrompe se paraliza el desarrollo o se puede llegar a perder todo el trabajo.<text:change-end text:change-id="ct91724168"/><text:change-start text:change-id="ct91724272"/></text:p>
        </text:list-item>
      </text:list>
      <text:p text:style-name="Standard"><text:tab/>Algunas de las herramientas más utilizadas son S<text:span text:style-name="T3">ubversion</text:span> y <text:span text:style-name="T3">CVS</text:span>.<text:change-end text:change-id="ct91724272"/><text:change-start text:change-id="ct91724376"/></text:p>
      <text:list xml:id="list43544412" text:continue-numbering="true" text:style-name="L7">
        <text:list-item>
          <text:p text:style-name="P39"><text:span text:style-name="T1">Distribuidos</text:span>: estos sistemas se caracterizan porque no hay un repositorio central. Cada cliente realiza una copia completa del repositorio del proyecto, generándose un repositorio local.<text:change-end text:change-id="ct91724376"/><text:change-start text:change-id="ct91724480"/> De modo que si un servidor falla, es posible restaurarlo mediante las copias de otros clientes.<text:change-end text:change-id="ct91724480"/><text:change-start text:change-id="ct91724584"/><text:tab/><text:change-end text:change-id="ct91724584"/><text:change-start text:change-id="ct91724688"/> <text:change-end text:change-id="ct91724688"/><text:change-start text:change-id="ct91724792"/></text:p>
          <text:p text:style-name="P39">Algunas de las herramientas más utilizadas son Mercurial y Git.</text:p>
          <text:p text:style-name="P48">Este última es la que se va a utilizar como sistema de control de versiones en el desarrollo de este proyecto.<text:change-end text:change-id="ct91724792"/><text:change-start text:change-id="ct91724896"/> Ha sido elegida por<text:change-end text:change-id="ct91724896"/><text:change-start text:change-id="ct91725000"/>que nos permite trabajar<text:change-end text:change-id="ct91725000"/><text:change-start text:change-id="ct91725104"/> sin conexión a <text:change-end text:change-id="ct91725104"/><text:change-start text:change-id="ct91725208"/>Internet, <text:change-end text:change-id="ct91725208"/><text:change-start text:change-id="ct91725312"/>haciendo <text:span text:style-name="T3">commits</text:span> en nuestra máquina local y dejando la sincronización de todos los cambios realizados para otro momento.<text:change-end text:change-id="ct91725312"/><text:change-start text:change-id="ct91725416"/> Además de por ser flexible y rápido<text:change-end text:change-id="ct91725416"/><text:change-start text:change-id="ct91725520"/>, ya que realiza los cambios en local y está escrito en C, lo que reduce la sobrecarga del tiempo de ejecución asociado a lenguajes de alto nivel.</text:p>
          <text:p text:style-name="P55"><text:soft-page-break/>[git-scm]<text:note text:id="ftn1" text:note-class="endnote"><text:note-citation>i</text:note-citation><text:note-body><text:p text:style-name="Endnote"><text:a xlink:type="simple" xlink:href="http://git-scm.com/">http://git-scm.com</text:a> </text:p></text:note-body></text:note></text:p>
        </text:list-item>
      </text:list>
      <text:h text:style-name="P49" text:outline-level="3"><text:change-end text:change-id="ct91725520"/><text:change-start text:change-id="ct91725624"/>4.1.1. Git</text:h>
      <text:p text:style-name="Standard"><text:span text:style-name="T3">Git</text:span> es un software de control de versiones distribuido, inicialmente desarrollado por Linus Torvalds, el creador de Linux.</text:p>
      <text:p text:style-name="Standard">Es distribuido bajo la licencia GPLv2, lo <text:span text:style-name="T11">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1" draw:name="Marco1" text:anchor-type="paragraph" svg:width="9.98cm" draw:z-index="1"><draw:text-box fo:min-height="3.09cm"><text:p text:style-name="Illustration"><draw:frame draw:style-name="fr3" draw:name="gráficos2" text:anchor-type="paragraph" svg:x="0.004cm" svg:y="0.002cm" svg:width="9.98cm" style:rel-width="100%" svg:height="3.09cm" style:rel-height="scale" draw:z-index="2"><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p></draw:text-box></draw:frame></text:p>
      <text:list xml:id="list3500132521648567441" text:style-name="L8">
        <text:list-item>
          <text:p text:style-name="P40"><text:span text:style-name="T12">Directorio de Git</text:span>: donde se almacenan los objetos que mantienen el historial con los cambios que se han producido en proyecto.</text:p>
        </text:list-item>
        <text:list-item>
          <text:p text:style-name="P40"><text:span text:style-name="T12">Directorio de trabajo</text:span>: contiene los archivos de la versión actual del proyecto sobre los que se realizan los cambios.</text:p>
        </text:list-item>
        <text:list-item>
          <text:p text:style-name="P40"><text:span text:style-name="T12">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43518896" text:continue-list="list2768815120735900204" text:style-name="L3">
        <text:list-item>
          <text:p text:style-name="P9">Modificado (<text:span text:style-name="T3">modified</text:span>): ha sido modificado desde que se obtuvo el repositorio pero todavía no se ha preparado para añadir a la base de datos. Se encuentra en el directorio de trabajo.</text:p>
        </text:list-item>
        <text:list-item>
          <text:p text:style-name="P9">Preparado (<text:span text:style-name="T3">staged</text:span>): ha sido modificado y ha sido marcado para que vaya en la próxima confirmación. Se encuentra en el área de preparación.</text:p>
        </text:list-item>
        <text:list-item>
          <text:p text:style-name="P9">Confirmado (<text:span text:style-name="T3">committed</text:span>): se encuentra almacenado de forma segura en la base de datos local, en el directorio de Git.</text:p>
        </text:list-item>
      </text:list>
      <text:h text:style-name="Heading_20_2" text:outline-level="2">4.2. GitHub</text:h>
      <text:p text:style-name="Standard"><text:span text:style-name="T3">GitHub</text:span> es una plataforma de desarrollo colaborativo de software que permite alojar proyectos utilizando el sistema de control de versiones Git.</text:p>
      <text:p text:style-name="Standard">Entre las ventajas que nos ofrece se encuentran:</text:p>
      <text:list xml:id="list3649389455913532893" text:style-name="L9">
        <text:list-item>
          <text:p text:style-name="P41">Una wiki y una página web para cada proyecto</text:p>
        </text:list-item>
        <text:list-item>
          <text:p text:style-name="P41">Un gráfico que muestra cómo los desarrolladores trabajan en sus repositorios<text:change-end text:change-id="ct91725624"/><text:change-start text:change-id="ct91725728"/></text:p>
        </text:list-item>
        <text:list-item>
          <text:p text:style-name="P41"><text:soft-page-break/>Un sistema de seguimiento de problemas, que permite a<text:change-end text:change-id="ct91725728"/><text:change-start text:change-id="ct91725832"/> los miembros de tu equipo detallar problemas con tu software o realizar sugerencias.<text:change-end text:change-id="ct91725832"/></text:p>
        </text:list-item>
        <text:list-item>
          <text:p text:style-name="P41"><text:change-start text:change-id="ct91726040"/>Un visor de ramas donde se pueden comparar los progresos realizados en las distintas ramas de un repositorio.<text:change-end text:change-id="ct91726040"/><text:change-start text:change-id="ct91726768"/></text:p>
        </text:list-item>
        <text:list-item>
          <text:p text:style-name="P41">Funcionalidades de tipo red social, como la posibilidad tener seguidores que miran tu proyecto.</text:p>
        </text:list-item>
        <text:list-item>
          <text:p text:style-name="P41">Funcionalidades para contribuir a mejorar el software de los demás, como la realización de forks<text:note text:id="ftn2" text:note-class="footnote"><text:note-citation>1</text:note-citation><text:note-body><text:p text:style-name="Footnote"><text:change-start text:change-id="ct91726144"/>Un fork consiste en clonar un repositorio ajeno (generar una copia en tu ordenador) para eliminar algún bug o <text:change-end text:change-id="ct91726144"/><text:change-start text:change-id="ct91726248"/>modificar cosas de él.<text:change-end text:change-id="ct91726248"/></text:p></text:note-body></text:note> y la solicitud de pulls<text:note text:id="ftn3" text:note-class="footnote"><text:note-citation>2</text:note-citation><text:note-body><text:p text:style-name="Footnote"><text:change-start text:change-id="ct91726352"/>Una vez realizadas las modificaciones<text:change-end text:change-id="ct91726352"/><text:change-start text:change-id="ct91726456"/> (fork), se puede enviar un pull al dueño del proyecto para que analice los cambios y si lo considera oportuno<text:change-end text:change-id="ct91726456"/><text:change-start text:change-id="ct91726560"/>, los adjunte con el repositorio original.<text:change-end text:change-id="ct91726560"/></text:p></text:note-body></text:note>.</text:p>
        </text:list-item>
      </text:list>
      <text:p text:style-name="Standard"><text:span text:style-name="T3">GitHub</text:span> nos ha proporcionado un repositorio gratuito para el proyecto, ya que es open source. Si quisiésemos uno privado tendríamos que crearnos una cuenta de pago.</text:p>
      <text:p text:style-name="Referencia">[Conociendogithub]<text:note text:id="ftn4" text:note-class="endnote"><text:note-citation>ii</text:note-citation><text:note-body><text:p text:style-name="Endnote"><text:change-start text:change-id="ct91726664"/><text:a xlink:type="simple" xlink:href="http://conociendogithub.readthedocs.org/">http://conociendogithub.readthedocs.org</text:a> <text:change-end text:change-id="ct91726664"/></text:p></text:note-body></text:note></text:p>
      <text:h text:style-name="Heading_20_3" text:outline-level="3">4.2.1. GitHub Windows</text:h>
      <text:p text:style-name="Standard">Es una aplicación cliente que se ejecuta en Windows XP, Vista, 7 y 8.</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3">GitHub</text:span>.</text:p>
      <text:p text:style-name="Referencia">[GitHub for Windows]<text:note text:id="ftn0" text:note-class="endnote"><text:note-citation>iii</text:note-citation><text:note-body><text:p text:style-name="Endnote"><text:change-start text:change-id="ct205035224"/><text:a xlink:type="simple" xlink:href="http://windows.github.com/">http://windows.github.com/</text:a> <text:change-end text:change-id="ct205035224"/></text:p></text:note-body></text:note></text:p>
      <text:h text:style-name="Heading_20_1" text:outline-level="1">Aspectos relevantes</text:h>
      <text:h text:style-name="Heading_20_1" text:outline-level="1">Trabajos relacionados</text:h>
      <text:h text:style-name="Heading_20_1" text:outline-level="1">Conclusiones</text:h>
      <text:h text:style-name="Heading_20_1" text:outline-level="1">Líneas de trabajo futuras<text:change-end text:change-id="ct91726768"/><text:change text:change-id="ct91465704"/><text:change text:change-id="ct91726976"/><text:change text:change-id="ct91726872"/><text:change-start text:change-id="ct91465808"/></text:h>
      <text:h text:style-name="Heading_20_1" text:outline-level="1" text:is-list-header="true"><text:change-end text:change-id="ct914658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Lucida Grande" svg:font-family="'Lucida Grande', Arial, 'Helvetica Neue', sans-serif"/>
    <style:font-face style:name="Mangal1" svg:font-family="Mangal"/>
    <style:font-face style:name="OpenSymbol" svg:font-family="OpenSymbol"/>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8338824" text:id="ct198338824">
            <text:insertion>
              <office:change-info>
                <dc:creator>Alba Neila</dc:creator>
                <dc:date>2013-11-14T14:06:00</dc:date>
              </office:change-info>
            </text:insertion>
          </text:changed-region>
          <text:changed-region xml:id="ct198338928" text:id="ct198338928">
            <text:format-change>
              <office:change-info>
                <dc:creator>Alba Neila</dc:creator>
                <dc:date>2013-11-14T14:04:00</dc:date>
              </office:change-info>
            </text:format-change>
          </text:changed-region>
        </text:tracked-changes>
        <text:p text:style-name="MP1"><text:change-start text:change-id="ct198338824"/></text:p>
        <text:p text:style-name="MP2"><text:change-end text:change-id="ct198338824"/><text:change-start text:change-id="ct198338928"/>TFM: Aplicación web para la realización de ejercicios paleográficos</text:p>
        <text:p text:style-name="MP3">Alba Neila Neila</text:p>
        <text:p text:style-name="MP4"><text:change-end text:change-id="ct198338928"/></text:p>
      </style:header>
      <style:footer>
        <text:p text:style-name="MP5">Página <text:page-number text:select-page="current">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74</meta:editing-cycles>
    <meta:creation-date>2013-10-23T08:35:00</meta:creation-date>
    <dc:date>2013-11-19T23:38:58.82</dc:date>
    <meta:editing-duration>PT12H2M36S</meta:editing-duration>
    <meta:generator>OpenOffice/4.0.1$Win32 OpenOffice.org_project/401m5$Build-9714</meta:generator>
    <dc:creator>Alba Neila</dc:creator>
    <meta:document-statistic meta:table-count="0" meta:image-count="2" meta:object-count="0" meta:page-count="5" meta:paragraph-count="146" meta:word-count="1808" meta:character-count="113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